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c8906" officeooo:paragraph-rsid="002c8906"/>
    </style:style>
    <style:style style:name="P2" style:family="paragraph" style:parent-style-name="Standard">
      <style:text-properties officeooo:rsid="002df102" officeooo:paragraph-rsid="002df102"/>
    </style:style>
    <style:style style:name="P3" style:family="paragraph" style:parent-style-name="Standard">
      <style:text-properties officeooo:rsid="002f22be" officeooo:paragraph-rsid="002f22be"/>
    </style:style>
    <style:style style:name="P4" style:family="paragraph" style:parent-style-name="Standard">
      <style:text-properties officeooo:rsid="0030dee2" officeooo:paragraph-rsid="0030dee2"/>
    </style:style>
    <style:style style:name="P5" style:family="paragraph" style:parent-style-name="Standard">
      <style:text-properties officeooo:rsid="0031adbc" officeooo:paragraph-rsid="0031adbc"/>
    </style:style>
    <style:style style:name="P6" style:family="paragraph" style:parent-style-name="Standard">
      <style:text-properties officeooo:rsid="0031c13f" officeooo:paragraph-rsid="0031c13f"/>
    </style:style>
    <style:style style:name="P7" style:family="paragraph" style:parent-style-name="Standard">
      <style:text-properties officeooo:rsid="00328b72" officeooo:paragraph-rsid="00328b72"/>
    </style:style>
    <style:style style:name="P8" style:family="paragraph" style:parent-style-name="Standard">
      <style:text-properties officeooo:rsid="00335eda" officeooo:paragraph-rsid="00335eda"/>
    </style:style>
    <style:style style:name="P9" style:family="paragraph" style:parent-style-name="Standard">
      <style:text-properties officeooo:rsid="00344f94" officeooo:paragraph-rsid="00344f94"/>
    </style:style>
    <style:style style:name="P10" style:family="paragraph" style:parent-style-name="Standard">
      <style:text-properties officeooo:rsid="0034f860" officeooo:paragraph-rsid="0034f860"/>
    </style:style>
    <style:style style:name="P11" style:family="paragraph" style:parent-style-name="Standard">
      <style:text-properties fo:font-style="italic" officeooo:rsid="0034f860" officeooo:paragraph-rsid="0034f860" style:font-style-asian="italic" style:font-style-complex="italic"/>
    </style:style>
    <style:style style:name="P12" style:family="paragraph" style:parent-style-name="Standard">
      <style:text-properties fo:font-style="normal" officeooo:rsid="00368863" officeooo:paragraph-rsid="00368863" style:font-style-asian="normal" style:font-style-complex="normal"/>
    </style:style>
    <style:style style:name="P13" style:family="paragraph" style:parent-style-name="Standard">
      <style:text-properties fo:font-style="normal" officeooo:rsid="0037d395" officeooo:paragraph-rsid="0037d395" style:font-style-asian="normal" style:font-style-complex="normal"/>
    </style:style>
    <style:style style:name="P14" style:family="paragraph" style:parent-style-name="Standard">
      <style:text-properties fo:font-style="normal" officeooo:rsid="00382147" officeooo:paragraph-rsid="00382147" style:font-style-asian="normal" style:font-style-complex="normal"/>
    </style:style>
    <style:style style:name="P15" style:family="paragraph" style:parent-style-name="Standard">
      <style:text-properties fo:font-style="normal" officeooo:rsid="00382147" officeooo:paragraph-rsid="0039d1ea" style:font-style-asian="normal" style:font-style-complex="normal"/>
    </style:style>
    <style:style style:name="P16" style:family="paragraph" style:parent-style-name="Standard">
      <style:text-properties fo:font-style="normal" officeooo:rsid="0039d1ea" officeooo:paragraph-rsid="0039d1ea" style:font-style-asian="normal" style:font-style-complex="normal"/>
    </style:style>
    <style:style style:name="P17" style:family="paragraph" style:parent-style-name="Standard">
      <style:text-properties fo:font-style="normal" officeooo:rsid="003d41c6" officeooo:paragraph-rsid="003d41c6" style:font-style-asian="normal" style:font-style-complex="normal"/>
    </style:style>
    <style:style style:name="P18" style:family="paragraph" style:parent-style-name="Standard">
      <style:text-properties fo:font-style="normal" officeooo:rsid="003e232c" officeooo:paragraph-rsid="003e232c" style:font-style-asian="normal" style:font-style-complex="normal"/>
    </style:style>
    <style:style style:name="P19" style:family="paragraph" style:parent-style-name="Standard">
      <style:text-properties fo:font-style="normal" officeooo:rsid="00402259" officeooo:paragraph-rsid="00402259" style:font-style-asian="normal" style:font-style-complex="normal"/>
    </style:style>
    <style:style style:name="P20" style:family="paragraph" style:parent-style-name="Standard">
      <style:text-properties fo:font-style="normal" officeooo:rsid="0042f1d0" officeooo:paragraph-rsid="0042f1d0" style:font-style-asian="normal" style:font-style-complex="normal"/>
    </style:style>
    <style:style style:name="P21" style:family="paragraph" style:parent-style-name="Standard">
      <style:text-properties fo:font-style="normal" officeooo:rsid="0043bc42" officeooo:paragraph-rsid="0043bc42" style:font-style-asian="normal" style:font-style-complex="normal"/>
    </style:style>
    <style:style style:name="P22" style:family="paragraph" style:parent-style-name="Standard">
      <style:text-properties fo:font-style="normal" officeooo:rsid="0043e430" officeooo:paragraph-rsid="0043e430" style:font-style-asian="normal" style:font-style-complex="normal"/>
    </style:style>
    <style:style style:name="P23" style:family="paragraph" style:parent-style-name="Standard">
      <style:text-properties fo:font-style="normal" officeooo:rsid="00443034" officeooo:paragraph-rsid="00443034" style:font-style-asian="normal" style:font-style-complex="normal"/>
    </style:style>
    <style:style style:name="P24" style:family="paragraph" style:parent-style-name="Standard">
      <style:text-properties fo:font-style="normal" officeooo:rsid="0045c324" officeooo:paragraph-rsid="0045c324" style:font-style-asian="normal" style:font-style-complex="normal"/>
    </style:style>
    <style:style style:name="P25" style:family="paragraph" style:parent-style-name="Standard">
      <style:text-properties fo:font-style="normal" officeooo:rsid="0046659b" officeooo:paragraph-rsid="0046659b" style:font-style-asian="normal" style:font-style-complex="normal"/>
    </style:style>
    <style:style style:name="P26" style:family="paragraph" style:parent-style-name="Standard">
      <style:text-properties fo:font-style="normal" officeooo:rsid="0046cf21" officeooo:paragraph-rsid="0046cf21" style:font-style-asian="normal" style:font-style-complex="normal"/>
    </style:style>
    <style:style style:name="P27" style:family="paragraph" style:parent-style-name="Standard">
      <style:text-properties fo:font-style="normal" officeooo:rsid="00489aca" officeooo:paragraph-rsid="00489aca" style:font-style-asian="normal" style:font-style-complex="normal"/>
    </style:style>
    <style:style style:name="P28" style:family="paragraph" style:parent-style-name="Standard">
      <style:text-properties fo:font-style="normal" officeooo:rsid="0048d590" officeooo:paragraph-rsid="0048d590" style:font-style-asian="normal" style:font-style-complex="normal"/>
    </style:style>
    <style:style style:name="P29" style:family="paragraph" style:parent-style-name="Standard">
      <style:text-properties fo:font-style="normal" officeooo:rsid="004a5f44" officeooo:paragraph-rsid="004a5f44" style:font-style-asian="normal" style:font-style-complex="normal"/>
    </style:style>
    <style:style style:name="P30" style:family="paragraph" style:parent-style-name="Standard">
      <style:text-properties fo:font-style="normal" officeooo:rsid="004b6877" officeooo:paragraph-rsid="004b6877" style:font-style-asian="normal" style:font-style-complex="normal"/>
    </style:style>
    <style:style style:name="P31" style:family="paragraph" style:parent-style-name="Standard">
      <style:text-properties fo:font-style="normal" officeooo:rsid="004b6877" officeooo:paragraph-rsid="004d37a5" style:font-style-asian="normal" style:font-style-complex="normal"/>
    </style:style>
    <style:style style:name="P32" style:family="paragraph" style:parent-style-name="Standard">
      <style:text-properties fo:font-style="normal" officeooo:rsid="004d37a5" officeooo:paragraph-rsid="004d37a5" style:font-style-asian="normal" style:font-style-complex="normal"/>
    </style:style>
    <style:style style:name="P33" style:family="paragraph" style:parent-style-name="Standard">
      <style:text-properties fo:font-style="normal" officeooo:rsid="004dee2e" officeooo:paragraph-rsid="004dee2e" style:font-style-asian="normal" style:font-style-complex="normal"/>
    </style:style>
    <style:style style:name="P34" style:family="paragraph" style:parent-style-name="Standard">
      <style:text-properties fo:font-style="normal" officeooo:rsid="004f5bb0" officeooo:paragraph-rsid="004f5bb0" style:font-style-asian="normal" style:font-style-complex="normal"/>
    </style:style>
    <style:style style:name="P35" style:family="paragraph" style:parent-style-name="Standard">
      <style:text-properties officeooo:paragraph-rsid="00443034"/>
    </style:style>
    <style:style style:name="P36" style:family="paragraph" style:parent-style-name="Standard">
      <style:text-properties officeooo:paragraph-rsid="0046cf21"/>
    </style:style>
    <style:style style:name="P37" style:family="paragraph" style:parent-style-name="Standard">
      <style:text-properties fo:font-style="normal" officeooo:rsid="004f5bb0" officeooo:paragraph-rsid="004f5bb0" style:font-style-asian="normal" style:font-style-complex="normal"/>
    </style:style>
    <style:style style:name="P38" style:family="paragraph" style:parent-style-name="Standard">
      <style:text-properties fo:font-style="normal" officeooo:rsid="00511e41" officeooo:paragraph-rsid="00511e41" style:font-style-asian="normal" style:font-style-complex="normal"/>
    </style:style>
    <style:style style:name="P39" style:family="paragraph" style:parent-style-name="Standard">
      <style:text-properties fo:font-style="normal" officeooo:rsid="0052e6ca" officeooo:paragraph-rsid="0052e6ca" style:font-style-asian="normal" style:font-style-complex="normal"/>
    </style:style>
    <style:style style:name="P40" style:family="paragraph" style:parent-style-name="Standard">
      <style:text-properties fo:font-style="normal" officeooo:rsid="0053c84b" officeooo:paragraph-rsid="0053c84b" style:font-style-asian="normal" style:font-style-complex="normal"/>
    </style:style>
    <style:style style:name="P41" style:family="paragraph" style:parent-style-name="Standard">
      <style:text-properties fo:font-style="normal" officeooo:rsid="00540716" officeooo:paragraph-rsid="00540716" style:font-style-asian="normal" style:font-style-complex="normal"/>
    </style:style>
    <style:style style:name="P42" style:family="paragraph" style:parent-style-name="Standard">
      <style:text-properties fo:font-style="normal" officeooo:rsid="0055a86a" officeooo:paragraph-rsid="0055a86a" style:font-style-asian="normal" style:font-style-complex="normal"/>
    </style:style>
    <style:style style:name="P43" style:family="paragraph" style:parent-style-name="Standard">
      <style:text-properties fo:font-style="italic" officeooo:rsid="00511e41" officeooo:paragraph-rsid="00511e41" style:font-style-asian="italic" style:font-style-complex="italic"/>
    </style:style>
    <style:style style:name="P44" style:family="paragraph" style:parent-style-name="Standard">
      <style:text-properties fo:font-style="italic" officeooo:rsid="0052e6ca" officeooo:paragraph-rsid="0052e6ca" style:font-style-asian="italic" style:font-style-complex="italic"/>
    </style:style>
    <style:style style:name="T1" style:family="text">
      <style:text-properties officeooo:rsid="002df102"/>
    </style:style>
    <style:style style:name="T2" style:family="text">
      <style:text-properties officeooo:rsid="002f22b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443034" style:font-style-asian="italic" style:font-style-complex="italic"/>
    </style:style>
    <style:style style:name="T5" style:family="text">
      <style:text-properties officeooo:rsid="0031adbc"/>
    </style:style>
    <style:style style:name="T6" style:family="text">
      <style:text-properties officeooo:rsid="00328b72"/>
    </style:style>
    <style:style style:name="T7" style:family="text">
      <style:text-properties officeooo:rsid="00335eda"/>
    </style:style>
    <style:style style:name="T8" style:family="text">
      <style:text-properties officeooo:rsid="0034f860"/>
    </style:style>
    <style:style style:name="T9" style:family="text">
      <style:text-properties officeooo:rsid="00368863"/>
    </style:style>
    <style:style style:name="T10" style:family="text">
      <style:text-properties officeooo:rsid="0037d395"/>
    </style:style>
    <style:style style:name="T11" style:family="text">
      <style:text-properties officeooo:rsid="00382147"/>
    </style:style>
    <style:style style:name="T12" style:family="text">
      <style:text-properties officeooo:rsid="003b4c5f"/>
    </style:style>
    <style:style style:name="T13" style:family="text">
      <style:text-properties officeooo:rsid="003e232c"/>
    </style:style>
    <style:style style:name="T14" style:family="text">
      <style:text-properties officeooo:rsid="00402259"/>
    </style:style>
    <style:style style:name="T15" style:family="text">
      <style:text-properties officeooo:rsid="0043bc42"/>
    </style:style>
    <style:style style:name="T16" style:family="text">
      <style:text-properties officeooo:rsid="0043e430"/>
    </style:style>
    <style:style style:name="T17" style:family="text">
      <style:text-properties fo:font-style="normal" officeooo:rsid="0046cf21" style:font-style-asian="normal" style:font-style-complex="normal"/>
    </style:style>
    <style:style style:name="T18" style:family="text">
      <style:text-properties officeooo:rsid="0045c324"/>
    </style:style>
    <style:style style:name="T19" style:family="text">
      <style:text-properties officeooo:rsid="0046659b"/>
    </style:style>
    <style:style style:name="T20" style:family="text">
      <style:text-properties officeooo:rsid="0046cf21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style="italic" style:font-size-asian="12pt" style:font-style-asian="italic" style:font-size-complex="12pt" style:font-style-complex="italic"/>
    </style:style>
    <style:style style:name="T23" style:family="text">
      <style:text-properties officeooo:rsid="0048d590"/>
    </style:style>
    <style:style style:name="T24" style:family="text">
      <style:text-properties officeooo:rsid="004a5f44"/>
    </style:style>
    <style:style style:name="T25" style:family="text">
      <style:text-properties officeooo:rsid="004b6877"/>
    </style:style>
    <style:style style:name="T26" style:family="text">
      <style:text-properties officeooo:rsid="004d37a5"/>
    </style:style>
    <style:style style:name="T27" style:family="text">
      <style:text-properties officeooo:rsid="00511e41"/>
    </style:style>
    <style:style style:name="T28" style:family="text">
      <style:text-properties officeooo:rsid="0052e6ca"/>
    </style:style>
    <style:style style:name="T29" style:family="text">
      <style:text-properties fo:font-variant="normal" fo:text-transform="none" fo:color="#252525" style:font-name="Liberation Serif" fo:font-size="12pt" fo:letter-spacing="normal" fo:font-weight="normal" officeooo:rsid="0010dad4" style:font-size-asian="12pt" style:font-size-complex="12pt"/>
    </style:style>
    <style:style style:name="T30" style:family="text">
      <style:text-properties officeooo:rsid="0053c84b"/>
    </style:style>
    <style:style style:name="T31" style:family="text">
      <style:text-properties officeooo:rsid="00540716"/>
    </style:style>
    <style:style style:name="T32" style:family="text">
      <style:text-properties officeooo:rsid="0055a8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пустя какое-то время ко мне в общагу пришла Аня, однокурсница Иры, и сказала, что та ждёт меня в их комнате филфаковского общежития на площади.</text:p>
      <text:p text:style-name="P1">Кляня себя за мягкотелость и всякое отсутствие мужской гордости, я отправился туда.</text:p>
      <text:p text:style-name="P1">Ира лежала на одной из коек, почему-то без кофты, но в как всегда <text:span text:style-name="T11">в </text:span>красивом женском белье. Девушки тактично оставили нас одних.</text:p>
      <text:p text:style-name="P1">Я присел на койку рядом с ней, стараясь не подавать вида насколько пленён красотой её торса и странно бледного лица.</text:p>
      <text:p text:style-name="P1">Она сказала, что у неё была беременность и молодой хирург-гинеколог сделал ей аборт на дому под наркозом.</text:p>
      <text:p text:style-name="P1">Аборт под наркозом? На дому? Молодой?</text:p>
      <text:p text:style-name="P1">Некоторые мысли лучше не начинать...</text:p>
      <text:p text:style-name="P1">К моей любви добавились чувства вины и сострадания. Я ничего не мог с собой поделать, обнял её за плечи и, <text:s/>приподняв с подушки, прижал к себе.</text:p>
      <text:p text:style-name="P1">- Я люблю тебя, Ира. Всегда знай, что я тебя люблю.</text:p>
      <text:p text:style-name="P1"/>
      <text:p text:style-name="P1">И вот опять я упираюсь в несвоевременность своего рождения. Веду себя как древний грек, во времена которых именно женщины отвечали за контроль рождаемости. Притирания там всякие, амулеты.</text:p>
      <text:p text:style-name="P1">А в нынешний просвещённый век слабый пол нам уже на голову сел и ножки свесил, причём продолжает прикидываться слабым.</text:p>
      <text:p text:style-name="P1"/>
      <text:p text:style-name="P1">В дополнение к <text:span text:style-name="T1">недоразумениям из-за плотной опеки подруг, у нас на первой стадии любви никак не складывались половые отношения.</text:span></text:p>
      <text:p text:style-name="P2">То есть условия для отношений имелись. Без проблем. </text:p>
      <text:p text:style-name="P2">Стоило Ире прийти в 72-ю и мои сожители-первокурсники по собственному почину отправлялись на первый этаж общаги — переключать каналы телевизора или сидеть в буфете над бутылкой лимонада. Проблема коренилась глубже, ещё со школьной скамьи.</text:p>
      <text:p text:style-name="P2">Не сразу, но я заметил, что после наших занятий любовью у Иры портилось настроение и по дороге от общаги домой она говорила со мною о грустном.</text:p>
      <text:p text:style-name="P2">Как грустно, когда по стадиону, куда ты два года ходила на лёгкую атлетику, ветер тащит осенние листья, а ты знаешь, что тебе тут уже больше не бегать — ты зашла попрощаться после растяжения связок.</text:p>
      <text:p text:style-name="P2">Как грустно, когда за праздничным столом твои родители настолько увлечены выяснением своих отношений, что и не замечают, что ты берёшь со стола уже третью тарелку и не спеша позволяешь ей упасть на пол, где валяются осколки двух предыдущих — бздынь! <text:s/>— прежде, чем мама с папой наконец обернутся к тебе.</text:p>
      <text:p text:style-name="P2"/>
      <text:p text:style-name="P2">Дальше — больше. Смена настроения переросла в прямой саботаж. Как ещё назвать, если в конце акта партнёрша выдёргивается из-под тебя?</text:p>
      <text:p text:style-name="P2">Мне стоило немалых усилий, чтобы добиться признания — причина непостижимого поведения в явственных позывах к неудержимому мочеиспусканию.</text:p>
      <text:p text:style-name="P2">Да здравствует наша советская система образования — самая лучшая система в мире!</text:p>
      <text:p text:style-name="P2">Деревенских жителей она не смогла искалечить до такой степени — <text:span text:style-name="T2">спасало непосредственное наблюдение естественных фактов жизни. Там девушка с одного взгляда определит с чем ты на неё лезешь. Но в городе?</text:span></text:p>
      <text:p text:style-name="P3">В конце учебника анатомии за 8-й класс среди цветных иллюстраций имелось изображение мужского члена, деликатно прикрытого выпущенными кишками, на общей схеме внутренних органов. <text:s/>Картинки в конце книги дети проходили самостоятельно <text:span text:style-name="T1">—</text:span> за весь учебный год класс успевал дойти лишь до половины учебника.</text:p>
      <text:p text:style-name="P3">Откуда же бедной дочери преподавательницы знать разницу между оргазмом и мочеиспусканием?</text:p>
      <text:p text:style-name="P3">Не знаю, помогли ли мои настойчивые просьбы довериться своему собственному телу, <text:soft-page-break/>которе мудрее чем она. Во всяком случае, выдёргиваться перестала.</text:p>
      <text:p text:style-name="P3"/>
      <text:p text:style-name="P3">Все эти мучительные кризисы в отношениях требовали восстановления сил и <text:s/>рихтовки ущемлённого самоуважения, что и привело к возникновению Светы, которая жила в общаге, и Марии, которая в общаге не жила, но туда приходила, а иногда я ходил ночевать к ней.</text:p>
      <text:p text:style-name="P3"/>
      <text:p text:style-name="P3">Несмотря на то, что Света училась на биофаке, в общаге она жила на пятом этаже. В ходе одного из визитов на третий, её покорила моя сдержанность.</text:p>
      <text:p text:style-name="P3">Я как раз вернулся с провожания Иры в подъезд её дома и мне сказали, что в 74-й на столе есть куриный суп.</text:p>
      <text:p text:style-name="P3">Одно из преимуществ студенческой столовой в том, что после неё ты в любое время суток найдёшь в себе место для куриного супа.</text:p>
      <text:p text:style-name="P4">Я зашёл, включил свет. На одной из коек лежала девушка не делавшая тайны из того, что кроме простыни на ней ничего нет. На столе стояла кастрюля, а при ней пара ложек. Под крышкой оказался суп — порции две. Остывший, но куриный.</text:p>
      <text:p text:style-name="P4">Я обтёр ложку, сел на свободную койку и начал есть. Девушка с простынёй запротестовала, что свет мешает ей уснуть.</text:p>
      <text:p text:style-name="P4">Выключив свет, я распахнул дверь, поскольку есть суп в темноте неудобно и доел его в отсветах от коридорного светильника. Вкусный суп, мне понравился, хоть и остывший. И я ушёл.</text:p>
      <text:p text:style-name="P4"><text:span text:style-name="T3"><text:tab/><text:tab/><text:tab/>Чем меньше женщину мы любим, тем больше нравимся мы ей..</text:span>.</text:p>
      <text:p text:style-name="P4">Зализывать раны после мук с Ирой я подымался на пятый этаж. Света просто создана для этого.</text:p>
      <text:p text:style-name="P4">Небольшого роста, в мальчишеской стрижке, с грудями от Playboy. Она была хороша по всякому, но фирменное её достоинство это — минет. А ещё она буквально теряла голову от прикосновения к её соскам. Счастливый дар природы — и ей хорошо и тебе тоже.</text:p>
      <text:p text:style-name="P4"/>
      <text:p text:style-name="P4">Кроме физиологических проблем подаренных советской школой у меня с Ирой порою возникали непримиримые идеологические разногласия.</text:p>
      <text:p text:style-name="P4">В институте устроили субботник. Наш курс в Графском парке сгребал опавшие листья в большущие кучи и мы с Игорем Рекуном их поджигали.</text:p>
      <text:p text:style-name="P4">После перевода «Челюстей» я знал, что сжигание листьев на открытом воздухе это преступление против земной атмосферы; там есть эпизод на эту тему, но разве тут что-то докажешь?</text:p>
      <text:p text:style-name="P4">- Сергей, не ломайся! Все так делают. Мы не в Америке.</text:p>
      <text:p text:style-name="P4">С волками жить — по волчьи выть. Когда Графский парк утонул в белом дыме, мы разошлись.</text:p>
      <text:p text:style-name="P4">Возле Старого корпуса я увидел девушку в спортивке. Она меня сразу чем-то п<text:span text:style-name="T5">ри</text:span>влекла. Даже не знаю чем. <text:span text:style-name="T5">Широкая белая косынка на шее, в большой чёрный горошек, это понятно. Но не только ведь этим. И не кедами же. Подхожу ближе — ё-моё! — так это же Ира!</text:span></text:p>
      <text:p text:style-name="P5">И я до того расчувствовался, что сразу рассказал, как только что в неё заново влюбился.</text:p>
      <text:p text:style-name="P5">- Ты не знал, что это я и — влюбился?</text:p>
      <text:p text:style-name="P5">- Да! Представляешь?</text:p>
      <text:p text:style-name="P5">- Как ты мог!</text:p>
      <text:p text:style-name="P5">- Так в тебя же...</text:p>
      <text:p text:style-name="P5">- Ты не знал, что это я!</text:p>
      <text:p text:style-name="P5">- Да пойми же, раз это оказалась ты, значит у меня нет шансов полюбить другую. Могу только тебя.</text:p>
      <text:p text:style-name="P5">- Раз ты только что не меня полюбил, то сможешь и ещё!</text:p>
      <text:p text:style-name="P5">- Кого ещё? Разве не ясно, что других как ты нет?</text:p>
      <text:p text:style-name="P5">- Ты ничего не понимаешь!</text:p>
      <text:p text:style-name="P5">- Хорошо. Так мне в тебя влюбляться нельзя?</text:p>
      <text:p text:style-name="P5"><text:soft-page-break/>- Нет!</text:p>
      <text:p text:style-name="P5">- Никогда?</text:p>
      <text:p text:style-name="P5">- Нет!</text:p>
      <text:p text:style-name="P5">Замкнутый круг. Люби меня, <text:span text:style-name="T6">но</text:span> не влюбля<text:span text:style-name="T6">йся</text:span>.</text:p>
      <text:p text:style-name="P5">А она хороша в спортивке, так классно движется.</text:p>
      <text:p text:style-name="P5"/>
      <text:p text:style-name="P6">При всех потугах выпятить себя как некую помесь записного Казановы с утончённым аристократом духа, я, в сущности, являюсь классическим примером лоха.</text:p>
      <text:p text:style-name="P6">Почему? Слишком простодушен и чересчур падок на новизну.</text:p>
      <text:p text:style-name="P6">Стоило услыхать от Илюши Липеса незнакомое слово «волы», и я увязался за ним как цуцик.</text:p>
      <text:p text:style-name="P6">- Ну, что? Пойдёшь к волам?</text:p>
      <text:p text:style-name="P6">«Волы» мне представлялись чем-то, типа, <text:span text:style-name="T24">бесплатных</text:span> гетер <text:span text:style-name="T24">без комплексов</text:span>, а оказались те <text:s/>же девушки, каких и в общаге вáлом. А у одно<text:span text:style-name="T6">й</text:span> из волиц день рождения.</text:p>
      <text:p text:style-name="P7">И вот теперь эта полутёмная большая комната в доме древней застройки и мы в ней общим кругом, типа, веселимся, типа, танцуем быстрый. Оно мне надо?</text:p>
      <text:p text:style-name="P7">Потом лягу с какой-нибудь на одну из двух кроватей, она меня будет потчевать открытым верхом, закрытым низом и говорить:</text:p>
      <text:p text:style-name="P7">- Не мучай ни меня, ни себя.</text:p>
      <text:p text:style-name="P7">От этой тоски воловьей вышел я в коридор и позвонил Ире, ещё раз объясниться, что я её люблю. Лох сентименталист.</text:p>
      <text:p text:style-name="P7">А она сразу:</text:p>
      <text:p text:style-name="P7">- Это что там за музыка? Ты где?</text:p>
      <text:p text:style-name="P7">Обычно я ей из будки в вестибюле общаги звоню. Та почти звуконепроницаемая — вокруг застеклённый отсек тамбура. По полчаса говорим. Совершенно ни о чём. Просто <text:s/>люблю слушать её голос. Она там слово скажет, а я тут умлеваю.</text:p>
      <text:p text:style-name="P7">- Да, так, в одном месте, потом скажу, не телефонный разговор. Я люблю тебя. Пока.</text:p>
      <text:p text:style-name="P7">Тогда все знали, что телефоны прослушиваются, так что фраза «не телефонный разговор» исключала дальнейшие расспросы.</text:p>
      <text:p text:style-name="P7">Ну, а потом пришлось гнать парашу, будто в Нежин заехал знакомый наркодилер, попросил проводить его на блатхату, от которой у него адрес имелся, так что музыка звучала по поводу высокого гостя, а я сразу же и ушёл.</text:p>
      <text:p text:style-name="P7">Такое наплёл, что и на уши не налезет. Надо очень захотеть, чтоб такому поверить. Хотя, может, и поверила после тех икон.</text:p>
      <text:p text:style-name="P7">Ах, да, иконы...</text:p>
      <text:p text:style-name="P7">Мне сказали меня Вирич к себе зовёт, я и пошёл. Он на зимних каникулах отдыхал в Карпатах и вместе с лыжами одну ногу поломал, потому сам не ходит — загипсованный.</text:p>
      <text:p text:style-name="P7">Он с женой-студенткой в городе на квартире <text:span text:style-name="T7">жил</text:span>. <text:span text:style-name="T7">Когда она на кухню вышла, Вирич и завёл свой монолог про грязную длинную руку сионизма, что тянется за нашим культурным достоянием и духовным наследием.</text:span></text:p>
      <text:p text:style-name="P8">Это всё к тому, что у Илюши Липеса в общаге под кроватью в портфеле три, не то четыре православные иконы. Где-то сельскую церковь бомбанули, а он теперь хочет их толкнуть как редкий антиквариат. Разве такое можно допустить?</text:p>
      <text:p text:style-name="P8">Если б не гипс, Вирич не допустил бы чтоб наши святыни...</text:p>
      <text:p text:style-name="P8">Короче, могу я бомбануть их обратно и восстановить историческую справедливость?</text:p>
      <text:p text:style-name="P8">Насчёт разности религиозных конфессий это он зря старался. В Зевса, или там Посейдона, я б ещё мог поверить, а все теперешние боги у меня особых симпатий не вызывают; но что характерно — в атеизм я тоже не верю.</text:p>
      <text:p text:style-name="P8">А вот с просьбой бомбануть, это он по адресу. Нет проблем. Мне ведь что скажут, я и делаю.</text:p>
      <text:p text:style-name="P8"/>
      <text:p text:style-name="P8">Дождался когда все утром на занятия уйдут. Ногой в запертую дверь саданул — замок сразу выскочил. Всё точно: под койкой портфель, в портфеле иконы. Вот у них нюх у этих сербов, даже в третьем поколении.</text:p>
      <text:p text:style-name="P8"><text:soft-page-break/>Портфель я оставил, а иконы вынес в отсек умывальника. Примерно такие, как у бабы Кати висела, только доски побольше.</text:p>
      <text:p text:style-name="P8">А там меня уже чёрный дипломат дожидался, куда я их <text:s text:c="2"/>аккуратной стопочкой сложил. И тут прочувствовал справедливость поговорки «курей воровал».</text:p>
      <text:p text:style-name="P8">- Чё это у тебя руки так дрожат? Курей воровал, что ли?</text:p>
      <text:p text:style-name="P8">Пальцы просто ходуном ходили в неудержимом треморе. Но не такая дрожь, как после того перевертухеса в УАЗе. Та была напряжённо мелкая, а эта крупно так бьёт. Вот до чего святотатство-то доводит.</text:p>
      <text:p text:style-name="P9">За отпечатки я не переживал. Илюша же не пойдёт в уголовный розыск:</text:p>
      <text:p text:style-name="P9">- Снимите, пожалуйста, отпечатки с моего портфеля, где я держал иконы из ограбленного храма.</text:p>
      <text:p text:style-name="P9">Однако, и сразу к Виричу тащить добычу неправильно. Попросил Иру пару дней подержать дипломат у себя дома, только не заглядывать. Она как раз болела.</text:p>
      <text:p text:style-name="P9">Потом, как, примерный студент, на занятия сходил; а после столовой подымаюсь на третий этаж — там шум стоит. В комнате Липеса дверь сломали! Я пошёл посмотрел — действительно дверь выбита. Это надо же! А что пропало?</text:p>
      <text:p text:style-name="P9">Молчит Илюша, только цыкает от расстройства.</text:p>
      <text:p text:style-name="P9">А потом я решил окончательно порвать с Ирой. Ну, сколько можно мучится? Тем более, раз у неё совершенно нет ко мне никакого доверия.</text:p>
      <text:p text:style-name="P9">Получаю письмо:</text:p>
      <text:p text:style-name="P9">«Сергей, я давно увлечена тобою, но сказать не решалась. Сегодня буду ждать тебя в 7 часов возле Старого корпуса. Люба».</text:p>
      <text:p text:style-name="P9">В тот вечер, когда проводил Иру, в ней вдруг в подъезде такое плаве страсти воспылало:</text:p>
      <text:p text:style-name="P9">- Не уходи, ещё побудь немного.</text:p>
      <text:p text:style-name="P9">А я смотрю на часах уже без десяти семь.</text:p>
      <text:p text:style-name="P9">- Да, ребята там ждут. Договорились «пулю» расписать.</text:p>
      <text:p text:style-name="P9">- Подождут, куда денутся.</text:p>
      <text:p text:style-name="P9">Еле вырвался. <text:s/>К Старому корпусу успел ровно в семь; я на подходе под фонарём часы проверил.</text:p>
      <text:p text:style-name="P9">А на площади перед Старым корпусом — ни души.</text:p>
      <text:p text:style-name="P9">Но я не стал там останавливаться, курить, ждать. Нет. <text:s/>Пересёк наискосок пустую площадь. Только малость шаг замедлил. Могу же я на ходу полюбоваться природой зимнего вечера? Вон та сосна на кедр похожа. Может и вправду кедр? <text:span text:style-name="T8">До того густые ветки — там сова живёт, <text:s/>ей за теми ветками даже и днём сумерки. А на сугробе под кедровой сосной остатки её трапез мелкими грызунами. Санитар природы.</text:span></text:p>
      <text:p text:style-name="P10">И, кстати, я ни капли не соврал. Захожу в 72-ю, а Славик с Двойкой тут как тут:</text:p>
      <text:p text:style-name="P10">- Чё? Запишем «пульку»?</text:p>
      <text:p text:style-name="P10">Я не сразу узнал, что то письмо подружка Иры под её диктовку написала. Все клюют на новизну, но лохи ещё и попадаются.</text:p>
      <text:p text:style-name="P10"/>
      <text:p text:style-name="P10">Ну, и к тому же появилась Мария.</text:p>
      <text:p text:style-name="P10">Брюнетка Бальзаковского возраста.</text:p>
      <text:p text:style-name="P10">Когда она мне улыбнулась на тротуаре, я не сразу понял с чего это. Оказывается, она на пару минут заходила тогда к волам на день рожденья. Вобщем, объяснила в каком доме живёт и номер квартиры сказала.</text:p>
      <text:p text:style-name="P10">У меня тот день напряжённый был — вечером концерт в актовом зале Старого корпуса — но я нашёл время и деньги на бутылку водки.</text:p>
      <text:p text:style-name="P10">Нёс её по способу Алимоши, в рукаве; такой твёрдый бицепс получается. Пришёл по адресу; четвёртый этаж. Дверь налево.</text:p>
      <text:p text:style-name="P10">Она открыла. Мы немного пообедали и — на диван.</text:p>
      <text:p text:style-name="P10">Не люблю кончать едва начав, но и такое бывает.</text:p>
      <text:p text:style-name="P10">- Извини, - говорю,- спешу. В пять часов концерт.</text:p>
      <text:p text:style-name="P10"><text:soft-page-break/>Какой? Где?</text:p>
      <text:p text:style-name="P10">Она во втором ряду сидела, <text:span text:style-name="T9">когда я со сцены, уже с бас-гитарой, уже как ведущий вокалист, орал:</text:span></text:p>
      <text:p text:style-name="P11"><text:tab/><text:tab/><text:tab/><text:span text:style-name="T9">Ты помнишь плыли в вышине-е-е!..</text:span></text:p>
      <text:p text:style-name="P11"><text:tab/><text:tab/><text:tab/><text:span text:style-name="T9">И вдруг погасли две звезды-ы-ы?!..</text:span></text:p>
      <text:p text:style-name="P12">Третьекурсник Витя К<text:span text:style-name="T14">о</text:span>ноневич играл на ритм-гитаре и подпевал в терцию; а на барабанах тоже с его курса — Лёша, кажется? — из местных жевжиков.</text:p>
      <text:p text:style-name="P12">После концерта мы с ней гуляли. Она повела к какой-то своей подруге и та вынесла в подъезд кружку спирта. Медицинский, от него язык прилипает к нёбу. Зато с тех пор наши акты с Марией по продолжительности не уступали актам в пьесах Шекспира.</text:p>
      <text:p text:style-name="P12">У неё был сын шестиклассник, но я его ни разу не видел — не пересекались как-то. </text:p>
      <text:p text:style-name="P12">Уютная однокомнатная квартира. Кроме дивана — широкая двуспальная кровать, а рядом с ней ламповы радиоприёмник на тумбочке. Всю ночь негромко играет себе чего-то на средних волнах и шкала мерцает жёлтым.</text:p>
      <text:p text:style-name="P12">Кончала она красиво.</text:p>
      <text:p text:style-name="P12">- Ещё! Ещё! А! Ещё хочу-у-у!</text:p>
      <text:p text:style-name="P12">Может и отработанное, но всё равно красиво.</text:p>
      <text:p text:style-name="P12">И не переносила запаха семени, просила сразу же пойти в ванную. Я шёл беспрекословно — оно того стоило.</text:p>
      <text:p text:style-name="P12">За это она делала мне массаж, такая у неё специальность. Не понимаю почему за ним так с ума сходят. Ах, массаж! Но я и тут не прекословил.</text:p>
      <text:p text:style-name="P12">Иногда, даже совсем поздно, в дверь звонили. Она подымалась из кровати, накидывала длинный халат и выходила на площадку объяснить несвоевременность визита.</text:p>
      <text:p text:style-name="P12">Я не был в претензии, понимал, что медицинской сестре, даже и массажистке, как-то приходится выживать в этом мире.</text:p>
      <text:p text:style-name="P12">Тело у неё было красивое, как <text:span text:style-name="T10">на чёрно-белых фотках советской любительской порнографии, да и сама она тоже в таком закарпатском стиле. Но в постели сорочку не снимала, или совсем редко, говорила какая-то проблема с грудью, мастит, что ли. А меня после стольких упоров в «открытый верх, закрытый низ» такая перемена даже освежала. Тем более, что низом она знала как пользоваться.</text:span></text:p>
      <text:p text:style-name="P12">- <text:span text:style-name="T10">А можно я так?</text:span></text:p>
      <text:p text:style-name="P13">И устроит такое, чего я и не воображал возможным, да и вообще не воображал. Ещё как можно!</text:p>
      <text:p text:style-name="P13">Когда она заглядывала в 72-ю, то умело пользовалась тамошней незамысловатой мебелью.</text:p>
      <text:p text:style-name="P13">Отношения между актами у нас были дружескими и благожелательными. Она делилась планами покупки домашних тапочек для меня и обещала вылечить, когда заболею венерическим заболеванием.</text:p>
      <text:p text:style-name="P13">Она рассказывала... </text:p>
      <text:p text:style-name="P13">Впрочем, это неважно, а то я никогда не кончу. Как после кружки спирта.</text:p>
      <text:p text:style-name="P13">Одним словом, хочу сказать: Бальзак — не дурак, хоть и француз.</text:p>
      <text:p text:style-name="P13"/>
      <text:p text:style-name="P14">Первого мая, если ты один из всего четырёх мальчиков на курсе, то, хочешь, не хочешь, придётся нести на демонстрации портрет какого-нибудь члена Политбюро ЦК КПСС.</text:p>
      <text:p text:style-name="P14">Пройдя в институтских колоннах по площади, этого члена надо ещё отнести в Старый корпус и сдать завхозу.</text:p>
      <text:p text:style-name="P14">Когда я уже вышел от завхоза, Славик меня предупредил, что перед корпусом видел Иру и она его спрашивала где я.</text:p>
      <text:p text:style-name="P14">Славик знал, что у меня с ней уже скоро месяц как всё кончено, потому и предупредил.</text:p>
      <text:p text:style-name="P14">Разлука эта мне давалась нелегко.</text:p>
      <text:p text:style-name="P14">Пустынно тянулись вечера без её голоса по телефону. И мне не хватало её немецкой походки издалека. Случайно увидев её в институте, я ещё раз убеждался, что красивее неё нет никого и у меня сжималось сердце. Но лучше уж перетерпеть и поставить, в конце концов, точку.</text:p>
      <text:p text:style-name="P14"><text:soft-page-break/>Поэтому, во избежание невыносимой мучительной встречи, я решил отсидеться в Старом корпусе пока она уйдёт.</text:p>
      <text:p text:style-name="P14">Тем более, что накануне, на загородной вылазке с Марией, мы условились провести Первомай у неё.</text:p>
      <text:p text:style-name="P14">Для вылазки мы поехали на вокзал и в лучах заката пошли вдоль путей в лесок на окраине. Навстречу попались двое мужиков рабочих. Один начал что-то вякать, но я не обратил внимания — кто угодно позавидует, когда идёшь в лесок с такой красоткой, а вокруг соловьи надрываются настолько густыми непрерывными трелями, что те просто стеной стоят.</text:p>
      <text:p text:style-name="P14">Мы нашли поляну и в наступившей темноте я разложил костёр. Было совсем тепло и она даже плащ сняла. С вином мы обошлись без стаканов.</text:p>
      <text:p text:style-name="P14">- Ещё! Ещё!</text:p>
      <text:p text:style-name="P14">Костёр, оказывается уже догорел и в переливчатом мерцании его углей неразборчивая тень метнулась поперёк поляны. Собака.</text:p>
      <text:p text:style-name="P16">Как же она испугалась! Нет ничего умилительней женских страхов. Ты, типа, былинный витязь и охранительно приобнимаешь её за плечи. Мне даже опять захотелось.</text:p>
      <text:p text:style-name="P15">- Ещё! Ещё!</text:p>
      <text:p text:style-name="P16">Возвращались уже среди ночи и долго ждали автобус. Это оказался последний, что везёт рабочих оборонного завода «Прогресс» после второй смены. Вернее работниц — в салоне почти сплошь женщины. Они так неприязненно смотрели на Марию. Мы-то пашем, а эта сучка стерва заполночь с хахалем вожжается.</text:p>
      <text:p text:style-name="P16">Весной даже бабы звереют.</text:p>
      <text:p text:style-name="P16"/>
      <text:p text:style-name="P16">То есть эта встреча с Ирой мне уже была ненужна.</text:p>
      <text:p text:style-name="P16">Я ещё минут двадцать поволынил, прежде чем выйти из Старого корпуса.</text:p>
      <text:p text:style-name="P16">- Серёжа!</text:p>
      <text:p text:style-name="P16">Она всё-таки дождалась между колоннами высокого крыльца.</text:p>
      <text:p text:style-name="P16">Ну, что я могу поделать, если она такая красивая? Если у меня стискивает дыхание и ёкает сердце?</text:p>
      <text:p text:style-name="P16">Мы зашли за угол с доской «Здесь учился Н. В. Гоголь» и остановились для разговора у высокого цоколя стены под старинными окнами.</text:p>
      <text:p text:style-name="P16">Меня поразила её бледность. Не серовато-болезненная, а словно <text:span text:style-name="T12">тонкий</text:span> фарфор. <text:span text:style-name="T12">До прозрачности</text:span> белый фарфор. Уже не знаю от чего больше сжимается сердце: от её красоты, или жалости к ней.</text:p>
      <text:p text:style-name="P17">Конечно же, я тупая скотина, столько мучил и себя и её. Я снова её обнимаю. Она смеётся и плачет у меня на груди. Как я люблю её!</text:p>
      <text:p text:style-name="P17">Этот проклятый месяц она приходила домой и просто пластом лежала. Боль буквально физическая. И всё безразлично. Мама не знала что и делать.</text:p>
      <text:p text:style-name="P17">- Что с тобой, Ирочка?</text:p>
      <text:p text:style-name="P17">- Ничего.</text:p>
      <text:p text:style-name="P17">Скотина. Подлец. До чего бледная. Какая красивая.</text:p>
      <text:p text:style-name="P17">- Приходи. В комнате никого.</text:p>
      <text:p text:style-name="P17">Она радостно отправилась домой переодеться и сказать маме, что празднует и ночует у подружки.</text:p>
      <text:p text:style-name="P17"/>
      <text:p text:style-name="P17">В советских праздниках мне больше всего нравилось именно это вот затишье после демонстрации. Улицы пустеют, машин и пешеходов почти нет, Люди разошлись по домам, начинают праздновать.</text:p>
      <text:p text:style-name="P17">Общага тоже стоит пустая. Кроме 72-й комнаты на третьем этаже. Это наша комната, наш этаж, наша общага, наш праздник. Праздник примирения.</text:p>
      <text:p text:style-name="P17">Света чуть было не испортила праздник. </text:p>
      <text:p text:style-name="P17">Пользуясь <text:s/>царящими вокруг безлюдьем и тишью, я вышел в туалет в одних трусах, а потом зашёл в умывальник. Тут она меня и прищучила.</text:p>
      <text:p text:style-name="P17"><text:soft-page-break/>- Это что за дела?</text:p>
      <text:p text:style-name="P17">И пошла причёсывать мне ухо, что не допустит расширения штата без предварительного согласования. Она мне прощает Ирку, прощает Машку, но что это за новая лярва у меня в комнате?!</text:p>
      <text:p text:style-name="P17">- <text:span text:style-name="T13">Да ты что?! Это же Ира!</text:span></text:p>
      <text:p text:style-name="P18">Нет, она только что туда заглянула, а та спиной стоит у окна — откуда может быть у Ирки такой пеньюар?</text:p>
      <text:p text:style-name="P18">Как будто я знаю. Сам первый раз вижу.</text:p>
      <text:p text:style-name="P18"/>
      <text:p text:style-name="P18">На второй день я утром вышел из общаги. В гастрономе на площади продавали редкий дефицит — бело-синие банки сгущёнки.</text:p>
      <text:p text:style-name="P18">Гордый своей добычей, я вернулся в 72-ю, а Ира с койки у окна сказала:</text:p>
      <text:p text:style-name="P18">- Что? Сгущёнку принёс?</text:p>
      <text:p text:style-name="P18">Я ох.. опешил, то есть.</text:p>
      <text:p text:style-name="P18">- Это ты как это?</text:p>
      <text:p text:style-name="P18">- У тебя такой нос довольный, сразу видно.</text:p>
      <text:p text:style-name="P18">И с такими способностями писать подмётные письма? Что-то тут не то.</text:p>
      <text:p text:style-name="P18"/>
      <text:p text:style-name="P18">Так я сдался и мы стали жить-поживать одной общей дружной семьёй. Полигамия называется. <text:span text:style-name="T27">Мне в ней досталась роль связующего звена.</text:span></text:p>
      <text:p text:style-name="P18"><text:s/>Связующее звено должен усвоить одно золотое правило — никаких имён.</text:p>
      <text:p text:style-name="P18">«Милая» — самое оно; и ей приятно и недоразумений нет. Возможно, кто-то предпочтёт «зайку», или «рыбку», это дело вкуса, но, по моему скромному мнению к чему лишний зоопарк разводить?</text:p>
      <text:p text:style-name="P18">- Да, милая. Конечно, милая.</text:p>
      <text:p text:style-name="P18"/>
      <text:p text:style-name="P18">Сцен Света больше не устраивала. Она чётко знала своё место: после Иры, перед Марией.</text:p>
      <text:p text:style-name="P18">Официально девушки не были представлены, но знали о существовании друг дружки.</text:p>
      <text:p text:style-name="P18">Ира и Света наверняка, а Мария, скорей всего — да.</text:p>
      <text:p text:style-name="P18">В общении с милыми я особо эту тему не затрагивал — кто что знает, чего не знает, но Нежин провинциальный городок, где все всё про всех.</text:p>
      <text:p text:style-name="P18">Когда на третьем курсе я проходил педагогическую практику во школе № 2, какая-то из преподавательниц на перемене начала выдавать информацию о Марии. Она старательно смотрела не на меня, а на мою однокурсницу, что тоже проходила там практику.</text:p>
      <text:p text:style-name="P18">Это была очень старательная студентка. И она очень старательно готовилась к своему первому уроку. <text:span text:style-name="T14">У себя дома она собрала всех-всех своих кукол и куколок, усадила на крышку пианино и готовилась:</text:span></text:p>
      <text:p text:style-name="P18">- <text:span text:style-name="T14">Good morning, children!</text:span></text:p>
      <text:p text:style-name="P18"/>
      <text:p text:style-name="P19">Инфантилизм — смертоносное оружие, он для меня страшнее пулемёта. То есть, хочу сказать, от него меня на рвоту тянет.</text:p>
      <text:p text:style-name="P19">То ли дело молодожёны на нашем этаже.</text:p>
      <text:p text:style-name="P19">Когда они поженились, им отдали целую комнату. В смысле студентов отселили, а мебель осталась.</text:p>
      <text:p text:style-name="P19">Иногда, чтобы расслабиться после напряжённого умственного труда в ходе учебного процесса, они устраивали «скачки» по субботам.</text:p>
      <text:p text:style-name="P19">Приглашали в гости какую-нибудь парочку с ночёвкой и после ужина начинали заезды со сменой партнёров, или партнёрш меняли. Детали мне не известны, я в скачках не участвовал. Витя Кононевич гостевал там как основной жокей.</text:p>
      <text:p text:style-name="P19">По-моему, если честно, секс — занятие лишь для двоих, настолько он интимен.</text:p>
      <text:p text:style-name="P19">Понимаю, что я старомоден, но таким уж уродился.</text:p>
      <text:p text:style-name="P19"/>
      <text:p text:style-name="P20"><text:soft-page-break/>Летом на пионерскую практику я поехал в лагерь «Юный строитель» рядом с Седневым. Во время Черниговского княжества там крепость стояла для обороны от татар, литвы, <text:s/>или новгородцев — это уж кто нагрянет.</text:p>
      <text:p text:style-name="P20"><text:s/>А теперь от крепости одна башня осталась. От башни крутой спуск к реке Снов с песчаными берегами; за мостом и сосновым лесом два лагеря бок о бок: «Юный строитель» и «Юный химик», а дальше уже пшеничные поля.</text:p>
      <text:p text:style-name="P20">В «Строителе» я практиковался на должности подменного воспитателя, То есть когда воспитатель какого-нибудь отряда уезжала в Чернигов, я присматривал как дежурные отряда расставляют в столовой еду на завтрак-обед-полдник-ужин и при выводе пионеров на речной пляж следил, чтобы те не плескались вне огороженной железной сеткой-решёткой части русла реки.</text:p>
      <text:p text:style-name="P20">Уезжали они не часто — дорога до Чернигова не близкая — так что основная моя работа заключалась в <text:span text:style-name="T15">передачи музыки из радиоузла и в объявлении отбоя на «мёртвый» час и на ночь.</text:span> <text:span text:style-name="T15">Я почему-то делал это с «голубыми» интонациями:</text:span></text:p>
      <text:p text:style-name="P20">- <text:span text:style-name="T15">Внимания! В лагири абивляица аутбой. Павтаряйу — аутбой!</text:span></text:p>
      <text:p text:style-name="P21">Дальше по коридору, после радиоузла,где заодно жила старшая пионервожатая, находился небольшой спортзал, но без всякого оборудования, кроме одной койки, на которой я спал.</text:p>
      <text:p text:style-name="P21">Пару раз спортзал послужил трапезной для послеотбойного застолья воспитателей и вожатых.</text:p>
      <text:p text:style-name="P21">Дверь в дальней стене спортзала выходила на сцену небольшого зрительного зала в окружении сосен под открытым небом.</text:p>
      <text:p text:style-name="P21">Я валялся где попало, читал что подвернётся в лагерной библиотеке и отпускал бороду, потому что после лагеря собирался ехать в студенческий стройотряд. Одним словом, вёл образ жизни небритого отщепенца.</text:p>
      <text:p text:style-name="P21">Должность старшей пионервожатой исполняла моя однокурсница, Ирина из Бахмача. Мне как-то не сразу дошло, что она меня обхаживает, пока не пригласила в ту старинную башню Седнева, куда встроен романтический ресторан. </text:p>
      <text:p text:style-name="P21">Стены в полтора метра, а по равнине далеко внизу галопом пролетают тени от облаков, как всадники разбойной ватаги.</text:p>
      <text:p text:style-name="P21">Она угощала ликёром из ежевики. Мне не понравился — слишком приторная хрень.</text:p>
      <text:p text:style-name="P21">За два года обучения у неё явно поменялись приоритеты и взгляд на жизнь, по сравнению с той ночью, что мы с ней провели на первом курсе.</text:p>
      <text:p text:style-name="P21">Однако, всерьёз воспринять её в практических целях я не мог. <text:span text:style-name="T16">И дело вовсе не в злопамятности, типа «ах, не дала, так теперь иди погуляй». Нет, я не такой.</text:span></text:p>
      <text:p text:style-name="P22">Всё из-за моей послушной исполнительности; мне один раз скажут «нет» и я послушно отступлю, а чтобы впоследствии снова приступил нужно сказать «иди сюда». Она же понадеялась обойтись намёками.</text:p>
      <text:p text:style-name="P22">Не мог я сосредоточиться и на другой практикантке, тоже Ирине, но из Нежина; дочери проректора Будовского. Во-первых, мне не импонировала его лысина и моральный облик, а во-вторых, сразу ж видно, что она ещё целка.</text:p>
      <text:p text:style-name="P22">Так что лавры первенства неизбежно достались блондинке-физруку, опять-таки Ирине, но из соседнего лагеря.</text:p>
      <text:p text:style-name="P22">Сначала мы встречались на берегу реки в компании с её «спидолой», но в спортзале оказалось теплее.</text:p>
      <text:p text:style-name="P22">Один раз ко мне приезжала группа гостей: Славик, Двойка и Петюня для игры в преферанс и Света для всего остального.</text:p>
      <text:p text:style-name="P22">После игры мальчики побегали по спортзалу за ёжиком, которого принесли ко мне пионеры, Я попросил их не мучить животное и они переключились на подслушивание эротических арий из радиоузла, где Ирина из Бахмача принимала приехавшего к ней в тот же день гостя из Бахмача.</text:p>
      <text:p text:style-name="P22">Я выдал мальчикам лагерные одеяла — не спать же им на голых досках, и выключил свет.</text:p>
      <text:p text:style-name="P22">Света, имевшая законное право на часть моей койки, исполнила с этого возвышения концерт <text:soft-page-break/>для флейты без оркестра для трёх вдруг притихших меломанов на полу.</text:p>
      <text:p text:style-name="P22">Один раз я съездил в Нежин, типа, на выходной, но там повёл себя как свинья. Облопался колёсами и в столовой на вокзале чуть не уснул на тарелке с борщом. Ира возмутилась и ушла. Пришлось Славику, который тоже ехал в Чернигов, тащить меня как овощ в дизель-поезд. Потому что ветка до Чернигова не электрофицирована.</text:p>
      <text:p text:style-name="P22">В поезде я проспался, но мне всё равно было нудно. Как и большую часть той практики.</text:p>
      <text:p text:style-name="P22">Нудно, что соврал мужику в поле, который спросил из какого я лагеря. Зачем сказал, что из «Химика»?</text:p>
      <text:p text:style-name="P23">Нудно, что когда в лес заехали малолетки из Чернигова на чьей-то папиной «волге», начали блатовать и один достал нож-тесак, я заоглядывался за какой-нибудь палкой, хотя видно же было — он только и ждёт, чтобы у него отняли.</text:p>
      <text:p text:style-name="P23">Секунда промедления, момент упущен и трофей достался шофёру лагеря.</text:p>
      <text:p text:style-name="P23">Нудно, что ныряя с обрыва чересчур запрокинулся и, типа, вывихнул хребет.</text:p>
      <text:p text:style-name="P23">Нудно, что при ночном купании в реке, когда на берег заехала легковушка и начала светить фарами на девушек, которые передумали купаться, мне пришлось выходить из воды в чём мать родила, вооружённому лишь перекошенным выражением небритого лица.</text:p>
      <text:p text:style-name="P23">Но фары выключили. Потом Ирина из Бахмача насмешки строила — вот уж не знала, что у меня такой маленький. Меня и это не задело — как-то всё нудно...</text:p>
      <text:p text:style-name="P35"><text:span text:style-name="T4"><text:tab/><text:tab/><text:tab/></text:span><text:bookmark text:name="L1"/><text:span text:style-name="T3">Дар напрасный, дар случайный,<text:line-break/></text:span><text:bookmark text:name="L2"/><text:span text:style-name="T3"><text:tab/><text:tab/><text:tab/>Жизнь, зачем ты мне дана?.</text:span>.</text:p>
      <text:p text:style-name="P23">А вот что на день Посейдона пионеры двух лагерей меня поймали и бросили в пруд рядом с речкой не нудно, а правильно. Сперва обидно, мокро, а потом смешно — молодцы, шпингалеты! Так и надо!</text:p>
      <text:p text:style-name="P23">В ночь перед отъездом мы с Ириной физруком опять сидели над рекой. <text:s/>Звёзд высыпало столько, что за ними и неба не видно и меня охватило томление, что как-то всё уходит, утрачивается.</text:p>
      <text:p text:style-name="P23">Она не дала и мы просто сидели, опёршись спиной в спину. <text:span text:style-name="T18">Звёзды светили снизу, из широкого плёса тихого Снова и сверху тоже. Вот они были и будут, а удержать их всё равно невозможно. Всё утекает.</text:span></text:p>
      <text:p text:style-name="P24">Это «спидола» виновата, начала вдруг читать проповедь на английском. О чём конкретно я не понял, потому что не про семью Паркеров из институтских текстов, но догадался, что проповедь.</text:p>
      <text:p text:style-name="P24">Я проводил её до «Химика». Она зашла и заперла ворота, но я её снова окликнул. Мы взобрались на ворота с двух сторон и простились по-лагерному — поцелуем поверх решётки.</text:p>
      <text:p text:style-name="P24">Прости-прощай, утрата.</text:p>
      <text:p text:style-name="P24"/>
      <text:p text:style-name="P24">С городом Прилуки я знаком был давно, но заочно. На пачках «Примы» сзади напечатано «сигаретна ф-ка м. Прилуки».</text:p>
      <text:p text:style-name="P24">Город Прилуки построили немцы во время его оккупации, поэтому улицы в нём строго параллельны и методично перпендикулярны друг другу. За исключением той окраинной, где впоследствии построили автовокзал.</text:p>
      <text:p text:style-name="P24"/>
      <text:p text:style-name="P24">Командир студенческого отряда — Владимир Майба с физмата. Комиссаром — Игорь, украинский националист. Он подозревает Майбу, что тот сексот и потому постоянно над ним насмехается и всячески подрывает авторитет.</text:p>
      <text:p text:style-name="P24">А я, типа, ведущий специалист, потому что у меня в военном билете написано «каменщик».</text:p>
      <text:p text:style-name="P24">В отряде две девушки и пятнадцать студентом, не считая командного звена.</text:p>
      <text:p text:style-name="P24">Нас разместили в общежитии «химиков», но только на одну ночь — утром поедем <text:span text:style-name="T19">в 4-ю автобазу, что на шоссе между селом Ивковцы и посёлком Ладан.</text:span></text:p>
      <text:p text:style-name="P24">«<text:span text:style-name="T19">Химики» это заключённые, которых за примерное поведение выпускают из зоны доматывать свой срок «на химии». Какой-нибудьь завод, или фабрика с вредным для здоровья производством, шахта, стройка — всё годится, чтобы стать «химией» для примерных зэков.</text:span></text:p>
      <text:p text:style-name="P25"><text:soft-page-break/>Контроль за «химиками» довольно жёсткий — в общагу являться не позже указанного часа, не попадаться с выпивкой, блядей не приводить <text:s/>и много других «не», но всё-таки не под конвоем и спишь не в кубрике общей спальни. Опять же какая-никакая зарплата. А если мент-воспитатель на тебя в обиде, то отвезут обратно на зону.</text:p>
      <text:p text:style-name="P25"/>
      <text:p text:style-name="P25">После душа мы с Игорем, который хоть и националист, но говорит на чисто русском и мечтает о Питере — культурной столице, вышли ознакомится с геометрической правильностью Прилук.</text:p>
      <text:p text:style-name="P25">- Катраниха! Ни хрена себе! Это ты?</text:p>
      <text:p text:style-name="P25">- Тише ты! Мои ученики могут увидеть. Я ж тут учительница.</text:p>
      <text:p text:style-name="P25">Ну, конечно, извини запамятовал. Она уже год как сеет тут разумное, доброе вечное.</text:p>
      <text:p text:style-name="P25"/>
      <text:p text:style-name="P25">4-я автобаза сама по себе — ни в селе, ни в городе; <text:span text:style-name="T20">сразу за лесополосой вдоль шоссе.</text:span></text:p>
      <text:p text:style-name="P26">Сначала будет двухэтажное старое здание. На первом этаже какие-то запертые склады, а на втором просторный зал с койками для студентов и небольшая комната для девушек.</text:p>
      <text:p text:style-name="P26">Потом одноэтажное здание кочегарки, а дальше обширная территория автобазы за высоким кирпичным забором.</text:p>
      <text:p text:style-name="P26">На территории — гаражи, столовая и много других строений, часть которых ещё не достроена; посередине вырыт большой глубокий котлован. Над котлованом натянуты проволочные провода — вдоль и поперёк. Под местами пересечения проводов нашему отряду надо забетонировать армированные площадки, на них собрать опалубки из дощатых щитов и заполнить из бетоном, чтоб получились стаканы, куда в дальнейшем установят опорные колонны. </text:p>
      <text:p text:style-name="P26">Но это в дальнейшем, а пока — вот лопаты и — «бери больше, кидай дальше». Так всё знакомо. Только форма другая.</text:p>
      <text:p text:style-name="P26">После работы кочегары-«химики», Юра и Помидор, открывают задвижку и из железной трубы высоко в стене кочегарки бьёт широкая струя воды. Становись на излёте струи и — купайся. Вода, конечно, холодная, но ведь сейчас лето.</text:p>
      <text:p text:style-name="P26">Через неделю командир отряда созвал общее собрание. Вопрос один — питание, потому что то, чем кормят в столовой не еда, а...</text:p>
      <text:p text:style-name="P26">Ну, не знаю, хавка, как хавка.</text:p>
      <text:p text:style-name="P26">Постановили — питаться собственными силами на аванс, который командир возьмёт у автобазы в счёт наших будущих трудовых побед. Девушки теперь не только санитарки, но и поварихи.</text:p>
      <text:p text:style-name="P26">С наступлением темноты, группами из трёх стройотрядовцев делаем набеги на картофельное поле близлежащего колхоза. Ну, и ещё какая там подвернётся зелень.</text:p>
      <text:p text:style-name="P36"><text:span text:style-name="T17"><text:tab/><text:tab/><text:tab/></text:span><text:span text:style-name="T22">Яростный стройотряд.<text:line-break/><text:tab/><text:tab/><text:tab/>Словно степной пожар..</text:span><text:span text:style-name="T21">.</text:span></text:p>
      <text:p text:style-name="P27">Студенты нахваливают стряпню девушек. </text:p>
      <text:p text:style-name="P27">Вобщем, да, горячее, чем в столовой, а в остальном такая же хавка, как хавка.</text:p>
      <text:p text:style-name="P27">Пару раз вечером ездили на танцы в село Ивковцы на водовозке с молодым водителем. Девушки в кабине, а мы кто как уцепится вокруг цистерны. Танцуем под хиты Лещенко:</text:p>
      <text:p text:style-name="P16"><text:tab/><text:tab/><text:tab/><text:span text:style-name="T3">Из полей уносится печаль,<text:line-break/><text:tab/><text:tab/><text:tab/>Из души уходит прочь тревога,<text:line-break/><text:tab/><text:tab/><text:tab/>Впереди у жизни только даль.</text:span>..</text:p>
      <text:p text:style-name="P27">После танцев сквозь ночь на цистерне с ветерком,</text:p>
      <text:p text:style-name="P27">Один раз поехали в Ладан.</text:p>
      <text:p text:style-name="P27">Многосмысленное имя. Но у меня имидж не лыком шит — до смысла не враз докопаешься. Патлы ниже ушей, бородёнка кучерявая, а на волосах жгутом скрученный грязный бинт, чтоб на глаза не падали. То ли поп-расстрига, то ли мастеровой, или Рембо с чёрно-белых фоток?</text:p>
      <text:p text:style-name="P27">Но когда в буфете Рембо потребовал, чтоб бутылку биомицина разом вылили в пивной бокал, всё встало на свои места — алкаш с автобазы.</text:p>
      <text:p text:style-name="P27"><text:soft-page-break/>Третьекурсник Саша Чалов подъехал из Прилук, он там живёт. Как раз после ладанской бормотухи. Подъехал с другом своим и винищем. «Солнце в бокале». А ведь научились всё же в нашей стране делать поэтичные наклейки.</text:p>
      <text:p text:style-name="P27">Я после этого «солнца» поверх того плодово-ягодного почувствовал, что отлежаться надо. Хотел в кустах лесополосы, но Саша с другом отволокли меня на второй этаж на койку. </text:p>
      <text:p text:style-name="P27">Вот это и называется «медвежья услуга»; пришлось блевать в окно, как та струя из кочегарки.</text:p>
      <text:p text:style-name="P27">Они приезжали сказать, что им бас-гитарист нужен для «халтур» на свадьбах <text:span text:style-name="T23">в городе</text:span>. </text:p>
      <text:p text:style-name="P28">Две свадьбы отхалтурили на выходные, но бесплатно — родственники музыкантов оказались. Работа за харчи. Так на вторую я трёх физматовцев прихватил с собою, типа, звукооператоры.</text:p>
      <text:p text:style-name="P28">«Химик» Помидор свою кликуху внешним видом заслужил — кожа лица красная, <text:span text:style-name="T24">как из бани,</text:span> и <text:span text:style-name="T24">волосы оранжево-</text:span>рыжи<text:span text:style-name="T24">е</text:span>.</text:p>
      <text:p text:style-name="P28">Он самый жизнерадостный «химик» на свете. И я бы радовался жизни, если б умел вот также манипулировать колодой карт. Потасует, сдаст и у него на руках вос<text:span text:style-name="T24">ьмерная в</text:span> черв<text:span text:style-name="T24">ях</text:span>. И не заметишь как.</text:p>
      <text:p text:style-name="P29">В котловане мы работали неумело, но с энтузиазмом, пока в конце месяца прораб не закрыл наряды. По ним получалось, что заработок, после вычета аванса, равняется месячной стипендии. А тут ещё и гвозди кончились, нечем сколачивать опалубку. Энтузиазм иссяк, а до окончания стройотряда ещё десять дней. Без гвоздей получится простóй, в котором мы проедим и то, что заработали.</text:p>
      <text:p text:style-name="P29">Отряд направил делегацию для переговоров с директором автобазы. В неё включили меня, как ведущего специалиста, и одну из девушек. Она ничего не смыслила в строительстве и гвоздях нужного размера, зато была блондинка, что придаёт правильный импульс процессу любых переговоров.</text:p>
      <text:p text:style-name="P29">Главный инженер сказал, что директора нет, тот вторую неделю на уборочной страде — жнёт <text:s/>урожай на колхозных полях, но скоро на полевой стан отправляется машина с запчастями, может и нас отвезти. Без б<text:span text:style-name="T25">лондинки вряд ли бы он догадался упомянуть про машину, потому что он сам её вёл, а она сидела между нами.</text:span></text:p>
      <text:p text:style-name="P30">Меня удивило, как это среди встречных машин на шоссе он распознаёт автобазовские задолго до того, как завиднеются их номерные знаки.</text:p>
      <text:p text:style-name="P30">Главный инженер объяснил, что своих он видит по рогам и спросил не знаю ли я Чомбе.</text:p>
      <text:p text:style-name="P31">Конечно, я знал Чомбе, который расстрелял Патриса Лумумбу из пулемёта, <text:span text:style-name="T26">когда я был ещё пионером. Однако, я засомневался при чём тут диктатор из не помню <text:s/>уж какой африканской страны, потому что тогда я ещё был пионером. Так что я сказал, что нет, не знаю.</text:span></text:p>
      <text:p text:style-name="P32">Главный инженер пояснил, что Чомбе это директор четвёртой автобазы, к которому мы сейчас едем. </text:p>
      <text:p text:style-name="P32">Этот местный Чомбе распорядился нарисовать белой краской большую римскую цифру пять на радиаторах всех машин автобазы. Отметина видна издалека и без проблем опознаёшь своих, а шофера кроют Чомбе по матери, потому что труднее делать левые ходки.</text:p>
      <text:p text:style-name="P32">Впрочем, его и раньше звали Чомбе, ещё до этих рогов.</text:p>
      <text:p text:style-name="P32">На полевом стане из четырёх вагончиков с колёсами на краю сжатого поля директора не оказалось. Сказали, что он косит на другом.</text:p>
      <text:p text:style-name="P32">Главный инженер с запчастями и блондинка из нашего отряда остались возле вагончиков, а я поехал к Чомбе.</text:p>
      <text:p text:style-name="P32">Новенькую водовозку марки УАЗ вёл десятилетний мальчик, сын диктатора.</text:p>
      <text:p text:style-name="P33">По жёлтому жаркому полю в облаке густой пыли ездил коричневый комбайн с надписью «Нива» на боку. Я пошёл к нему навстречу, но он проехал мимо и пришлось бежать следом и вспрыгивать на короткую лесенку, что ведёт в наклонную кабину комбайна.</text:p>
      <text:p text:style-name="P33">Комбайн стучал и грохотал и ехал сквозь пыль дальше. Впервые в жизни я поднялся на борт комбайна, но всё шло само собой — вот лесенка, вот дверь.</text:p>
      <text:p text:style-name="P33">В тесной кабине сидел человек в кепке, глядя через стекло передней стенки на густые колосья, которые валил и втягивал его комбайн. Я захлопнул дверь, чтоб отсечь стук в <text:soft-page-break/>бункере за спиной и тоже начал смотреть на ряды колосьев и рассказывать поверх кепки, что наш стройотряд сидит без дела, гвоздя кончились и мы ничего не заработаем.</text:p>
      <text:p text:style-name="P33">Под грохот мотора колосья дёргались и падали на широкий вращающийся вал и клочьями плыли вверх по транспортёру.</text:p>
      <text:p text:style-name="P33">Директор сказал, что посмотрит что можно сделать и пусть к нему заедет главный инженер.</text:p>
      <text:p text:style-name="P33">Я вылез из кабинки в пыль из бункера, спустился по лесенке и спрыгнул на ходу.</text:p>
      <text:p text:style-name="P33">Ни лица, ни цвета кожи человека в кепке я так и не увидел, но чувствовал, что некоторые диктаторы достойны уважения.</text:p>
      <text:p text:style-name="P34">В вагончике с длинным столом под клеёнкой шёл обед и нас тоже накормили.</text:p>
      <text:p text:style-name="P34">Такой обед не назвать хавкой, это уже харч.</text:p>
      <text:p text:style-name="P34">Повар в несвежей, но белой куртке положил в громадную миску полчерпака сметаны и залил её черпаком красного дымящегося борща. Сверху положил кус мяса.</text:p>
      <text:p text:style-name="P34">Съев всё это я переполнился до краёв.</text:p>
      <text:p text:style-name="P34">Повар подал золотисто обжаренные клубни молодой картошки с укропом и мясным соусом. Очень вкусно, но некуда. Так что второе я съел просто из принципа.</text:p>
      <text:p text:style-name="P34">Заливать компот было <text:span text:style-name="T27">совершенно некуда</text:span>, но <text:span text:style-name="T27">постепенно </text:span>я вцедил и его.</text:p>
      <text:p text:style-name="P34">Поблагодарив, я насилу встал, очень осторожно спустился по ступенькам приставного крыльца, расстегнул ремень и походкой циркуля двинулся в примыкающий к полю сад.</text:p>
      <text:p text:style-name="P34">Там я аккуратно повалился на охапку сухого сена под яблоней в надежде отлежаться прежде, чем лопну.</text:p>
      <text:p text:style-name="P38">А, таки, попустило!</text:p>
      <text:p text:style-name="P38">К тому времени, когда в сад пришла блондинка, я чувствовал себя в норме.</text:p>
      <text:p text:style-name="P38">Она села под ту же яблоню, опёрлась на неё спиной и пару раз мне мило улыбнулась.</text:p>
      <text:p text:style-name="P38">Меня поразило до чего точное стечение обстоятельств — она и я в саду под яблоней, не хватает только змея. И я с умилением начал думать про Иру и гордиться, что я ей так верен — совсем даже не подкатываюсь к этой блондинке с физмата, несмотря на то, что созданы все условия — сено под яблоней в райском саду.</text:p>
      <text:p text:style-name="P38">На следующее утро мы с главным инженером и длинной рулеткой размечали где проложить стены двух смотровых ям в строящихся боксах. Чомбе придумал чем нас занять.</text:p>
      <text:p text:style-name="P38">За пару дней до окончания стройотряда на автобазу снова приехал Саша Чалов. Просто так — распить солнце в бокале.</text:p>
      <text:p text:style-name="P38">Слегка встряхнув свой портфель, он, как обычно, продекламировал своё любимое четверостишье:</text:p>
      <text:p text:style-name="P43"><text:tab/><text:tab/><text:tab/>Одна звенеть не будет,</text:p>
      <text:p text:style-name="P43"><text:tab/><text:tab/><text:tab/>А две звенят не так,</text:p>
      <text:p text:style-name="P43"><text:tab/><text:tab/><text:tab/>Когда такие люди</text:p>
      <text:p text:style-name="P38"><text:span text:style-name="T3"><text:tab/><text:tab/><text:tab/>В стране советской есть</text:span>.</text:p>
      <text:p text:style-name="P38">Последняя строка, безусловно, ломает всякую рифму, но это ни в коей мере не снижает оптимистичность <text:span text:style-name="T28">звучания и воодушевляющий посыл.</text:span></text:p>
      <text:p text:style-name="P39">Кочегары-«химики» помогли разобраться с содержимым портфеля, вышло по бутылке на рыло — никто не ужрался и Саша Чалов уехал.</text:p>
      <text:p text:style-name="P39">Помидор с Юрой хотели уже уходить, но по дороге постучали в дверь комнаты девушек. Дверь оказалась запертой. Они постучали настойчивее, а потом расшалились, вспомнили своё школьно-хулиганское отрочество и начали засовывать под дверь листки горящей бумаги. Девушки <text:s/>за дверью оборонялись водой из чайника.</text:p>
      <text:p text:style-name="P39">Валяясь на койке я занял позицию подстрекателя и орал в потолок:</text:p>
      <text:p text:style-name="P39">- Ату их!</text:p>
      <text:p text:style-name="P39">Во мне вдруг вспыхнула злоба на весь женский род, типа, из-за них всё так наперекос<text:span text:style-name="T29">я́</text:span>к, что и сам не знаю чего мне надо. И я продолжал орать гадости.</text:p>
      <text:p text:style-name="P39">Будь дверь открыта с самого начала, «химики» просто зашли бы потрандели и вышли, но теперь в них играл охотничий азарт.</text:p>
      <text:p text:style-name="P39">Разумеется, пребывая под дамокловым мечом отправки обратно на зону, они не собирались <text:soft-page-break/>усугублять ситуацию, но бедным девушкам было не до всех этих логических выкладок.</text:p>
      <text:p text:style-name="P39">К ним в комнату ломились зэки и, что ещё страшнее, я дурнуватым голосом вопил из общей спальни:</text:p>
      <text:p text:style-name="P39">- Суки! Волчары! Пидараски!</text:p>
      <text:p text:style-name="P39">Наконец, один из физматовцев подошёл к моей койке и сказал, что так нельзя.</text:p>
      <text:p text:style-name="P39">Я крикнул Помидору, что хватит и они с Юрой сразу умотали. У «химиков» с логикой полный порядок.</text:p>
      <text:p text:style-name="P39">Назавтра я постучал в дверь девушек. Она была не заперта. Я зашёл и попросил прощения.</text:p>
      <text:p text:style-name="P39">- Боишься, что из института полетишь за это? - спросила та, которая шатенка.</text:p>
      <text:p text:style-name="P39">Вряд ли бы она поверила, что мне просто стыдно. И вряд ли б поняла, что я уж и сам в толк не возьму — боюсь, или хочу исключения.</text:p>
      <text:p text:style-name="P39">А всё же до чего иногда хочется плюнуть самому себе в рожу. Но из песни слова не выкинешь и вся эта мерзость это тоже — я.</text:p>
      <text:p text:style-name="P39"/>
      <text:p text:style-name="P39">Из заработанных в стройотряде грошей я купил Лене куклу.</text:p>
      <text:p text:style-name="P39">Конечно, сам бы не догадался, но радиостанция «Маяк» по три раза на дню крутила самый модный шлягер:</text:p>
      <text:p text:style-name="P44"><text:tab/><text:tab/><text:tab/>Папа подари!</text:p>
      <text:p text:style-name="P44"><text:tab/><text:tab/><text:tab/>Папа подари!</text:p>
      <text:p text:style-name="P39"><text:span text:style-name="T3"><text:tab/><text:tab/><text:tab/>Папа подари мне куклу!.</text:span>.</text:p>
      <text:p text:style-name="P39">Так что по ходу дня где-нибудь её да и услышишь. Или сама по себе начинает крутиться в голове, пока — клац! — а ведь это идея!</text:p>
      <text:p text:style-name="P39">За куклой я поехал в Универмаг, но кукол там не оказалось. Одно из двух — или эпоха дефицита, или идея дошла мне с запозданием.</text:p>
      <text:p text:style-name="P39">Пришлось покупать собаку. <text:span text:style-name="T30">Тоже самую дорогую и большую, в метр ростом; одета в штаны и рубаху. Та же, практически, кукла, только голова собачья.</text:span></text:p>
      <text:p text:style-name="P39"/>
      <text:p text:style-name="P40">Лена росла здоровым ребёнком, ходила в детский комбинат «Солнышко», недалеко, тоже на Посёлке.</text:p>
      <text:p text:style-name="P40">Весь сентябрь я отводил её туда и приходил за нею, <text:s/>потому что кто работал в стройотряде освобождается от шефской помощи колхозам.</text:p>
      <text:p text:style-name="P40">Бороду я сбрил, а патлы оставил и один раз пошёл с братом на танцы.</text:p>
      <text:p text:style-name="P40">В Лунатике на танцах уже играли не «Шпицы», а Саша Баша. </text:p>
      <text:p text:style-name="P40">А мой брат уже отслужил два года срочной службы на космодроме Байконур и с него взяли подписку, чтоб двадцать лет не покидал страну, даже на курорты социалистической Болгарии нельзя, а вдруг проболтается , что на Байконуре кроме космонавтов каждую неделю экспериментальные баллистические ракеты запускают.</text:p>
      <text:p text:style-name="P40">Кроме длинных патлов на мне ещё были тёмные очки в оправе «мона лиза». Вечером тёмные очки ни к чему, но тонкая оправа «мона лиза» считалась попсóвым символом модного чувака. <text:s/>Так же, как и потёртые джинсы.</text:p>
      <text:p text:style-name="P40">Их толкали по 120-150 руб., что больше среднемесячной зарплаты рабочего. </text:p>
      <text:p text:style-name="P40">В Конотоп их привозили смуглокожие алжирцы, что обучались в инженерно-строительном техникуме.</text:p>
      <text:p text:style-name="P40">Эти алжирцы до того наивные.</text:p>
      <text:p text:style-name="P40">- Он говориль выйдем будем поговориль. Я выйдиль он меня ногой удариль. Зачему?</text:p>
      <text:p text:style-name="P40">Но, при всей наивности, цену на джинсы они не спускали.</text:p>
      <text:p text:style-name="P40">Так что на мне <text:span text:style-name="T31">была джиннóта за 30 руб., какая-то непонятная бразильская хрень, и не трётся вовсе, не то что Лялькины «Levi's».</text:span></text:p>
      <text:p text:style-name="P41">Так что хотя в тёмных очках вечером плохо видно, на танцах им есть оправдание.</text:p>
      <text:p text:style-name="P41">На площадку мы зашли уже после перерыва, толкучка полным ходом. Брат пошёл свою девушку искать, а я стою недалеко от сцены — слушаю.</text:p>
      <text:p text:style-name="P41">Соло-гитарист у Баши неплохой, без натуги играет.</text:p>
      <text:p text:style-name="P41"><text:soft-page-break/>Какой-то хлюст из толпы нарисовался и вылупился на меня. Ну, ещё бы — такие патлы, столичный вид. Он ушёл.</text:p>
      <text:p text:style-name="P41">Я дальше стою и минут через несколько смотрю — опять он, но уже с каким-то кентом. Подваливают ко мне, синхронно так назад откачнулись и — летят в меня два кулака.</text:p>
      <text:p text:style-name="P41">Я в плечо принял, но общая масса двойного удара меня смела и я, типа, улетел в другое пространство.</text:p>
      <text:p text:style-name="P41">Без балды — другое, будто под воду. </text:p>
      <text:p text:style-name="P41">Звук танцев моментально отключился и я лечу, вернее, качусь по бетону площадки. А с разных сторон несутся ноги и стараются нанести удар. <text:span text:style-name="T32">Причём ноги почему-то не цельные, а только от ступни до колена. Так и просвистывают тут и там, только беззвучно. Но не попали.</text:span></text:p>
      <text:p text:style-name="P42">Я вскочил и запрыгнул на скамейку под круговой оградой. Спиной к трубам. Тут и звук вернулся. Девушки визжат, Баша в микрофон:</text:p>
      <text:p text:style-name="P42">- Друзья, пожалуйста, соблюдайте...</text:p>
      <text:p text:style-name="P42">А перед скамейкой несколько хлопцев лицом ко мне и один, плотный такой кричит:</text:p>
      <text:p text:style-name="P42">- Ты кто? Ты кто? Очки сними!</text:p>
      <text:p text:style-name="P42">Я «мону лизу» сдёрнул и кто-то крикнул:</text:p>
      <text:p text:style-name="P42">- Из Орфеев!</text:p>
      <text:p text:style-name="P42">Это оказались хлопцы с Посёлка, хоть я их и не знал. Они взяли меня в плотное кольцо и с площадки вывели, а сами вернулись на общую разборку.</text:p>
      <text:p text:style-name="P42">В тот день резаки с Деповской хотели доказать, что Лунатик их территория.</text:p>
      <text:p text:style-name="P42">На выходе из парка я сошёлся с братом. У него была бровь разбита. Пришлось идти на Вокзал и замывать кровь под краном в мужском туалете.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1-23T09:29:44.158387004</meta:creation-date>
    <dc:date>2016-07-04T09:34:41.172529560</dc:date>
    <dc:creator>sehrguey </dc:creator>
    <meta:editing-duration>PT1H34M17S</meta:editing-duration>
    <meta:editing-cycles>13</meta:editing-cycles>
    <meta:generator>LibreOffice/4.3.3.2$Linux_x86 LibreOffice_project/430m0$Build-2</meta:generator>
    <meta:document-statistic meta:table-count="0" meta:image-count="0" meta:object-count="0" meta:page-count="14" meta:paragraph-count="365" meta:word-count="6812" meta:character-count="42059" meta:non-whitespace-character-count="35437"/>
  </office:meta>
</office:document-meta>
</file>